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4b15" officeooo:paragraph-rsid="000e4b15"/>
    </style:style>
    <style:style style:name="P2" style:family="paragraph" style:parent-style-name="Standard">
      <style:text-properties officeooo:rsid="000efe58" officeooo:paragraph-rsid="000efe58"/>
    </style:style>
    <style:style style:name="P3" style:family="paragraph" style:parent-style-name="Standard">
      <style:text-properties officeooo:rsid="000efe58" officeooo:paragraph-rsid="000efe58"/>
    </style:style>
    <style:style style:name="P4" style:family="paragraph" style:parent-style-name="Standard">
      <style:text-properties officeooo:rsid="0011387d" officeooo:paragraph-rsid="0011387d"/>
    </style:style>
    <style:style style:name="T1" style:family="text">
      <style:text-properties officeooo:rsid="000fe4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plan is to create a Pacman inspired game using c++, for personal entertainment.</text:p>
      <text:p text:style-name="P1"/>
      <text:p text:style-name="P1">I have no idea how to start a programming project, so I’ll probably start by making a window using SFML that draws the map, where to move. </text:p>
      <text:p text:style-name="P1"/>
      <text:p text:style-name="P1">The map will probably be just 90 degree turns, old-fashioned way.</text:p>
      <text:p text:style-name="P1"/>
      <text:p text:style-name="P1">I’ll probably draw the map using Pinta, then use png decoding script by Lode Vandevenne (http://lodev.org/lodepng/) to turn it into a map. <text:span text:style-name="T1">The map will be a classic 2D vector (array).</text:span></text:p>
      <text:p text:style-name="P1"/>
      <text:p text:style-name="P2">The 2D vector, which states each coordinate as -1(wall) or 0(ground), is made from a black-and-white png picture. However, it is very slow to visualize the map by drawing each pixel one-by-one from the 2D vector, so I will draw the map as a texture instead. </text:p>
      <text:p text:style-name="P2"/>
      <text:p text:style-name="P2">The 2D vector will be made either from the black-and-white picture every time the program starts, or it will be saved to a file manually, so that there is no need to store a black-and-white picture of the map.</text:p>
      <text:p text:style-name="P2"/>
      <text:p text:style-name="P4">The character is to be 24 pixels in diamet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9T21:04:34.951267242</meta:creation-date>
    <dc:date>2017-12-28T13:21:34.557012222</dc:date>
    <meta:editing-duration>PT1H11M3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177" meta:character-count="982" meta:non-whitespace-character-count="810"/>
  </office:meta>
</office:document-meta>
</file>